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bc018" officeooo:paragraph-rsid="001bc018"/>
    </style:style>
    <style:style style:name="P2" style:family="paragraph" style:parent-style-name="Standard">
      <style:text-properties officeooo:rsid="001bc018" officeooo:paragraph-rsid="001bc018"/>
    </style:style>
    <style:style style:name="P3" style:family="paragraph" style:parent-style-name="Standard">
      <style:paragraph-properties fo:text-align="center" style:justify-single-word="false"/>
      <style:text-properties fo:color="#800000" fo:font-size="24pt" style:text-underline-style="solid" style:text-underline-width="auto" style:text-underline-color="#ff0000" fo:font-weight="bold" officeooo:rsid="001bc018" officeooo:paragraph-rsid="001bc018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" officeooo:rsid="001d75e8" officeooo:paragraph-rsid="001d75e8" style:font-name-asian="SimSun" style:font-name-complex="Mangal"/>
    </style:style>
    <style:style style:name="P5" style:family="paragraph" style:parent-style-name="Standard" style:list-style-name="L1">
      <style:text-properties officeooo:rsid="001bc018" officeooo:paragraph-rsid="001bc018"/>
    </style:style>
    <style:style style:name="P6" style:family="paragraph" style:parent-style-name="Standard" style:list-style-name="L1">
      <style:text-properties style:font-name="Liberation Serif" officeooo:rsid="001bc018" officeooo:paragraph-rsid="001bc018" style:font-name-asian="SimSun" style:font-name-complex="Mangal"/>
    </style:style>
    <style:style style:name="P7" style:family="paragraph" style:parent-style-name="Standard" style:list-style-name="L1">
      <style:text-properties style:font-name="Liberation Serif" officeooo:rsid="001d75e8" officeooo:paragraph-rsid="001d75e8" style:font-name-asian="SimSun" style:font-name-complex="Mangal"/>
    </style:style>
    <style:style style:name="P8" style:family="paragraph" style:parent-style-name="Standard" style:list-style-name="L1">
      <style:text-properties style:font-name="Liberation Serif" officeooo:rsid="00227004" officeooo:paragraph-rsid="00227004" style:font-name-asian="SimSun" style:font-name-complex="Mangal"/>
    </style:style>
    <style:style style:name="P9" style:family="paragraph" style:parent-style-name="Standard" style:list-style-name="L1">
      <style:text-properties style:text-position="0% 100%" style:font-name="Liberation Serif" officeooo:rsid="00227004" officeooo:paragraph-rsid="00227004" style:font-name-asian="SimSun" style:font-name-complex="Mangal"/>
    </style:style>
    <style:style style:name="P10" style:family="paragraph" style:parent-style-name="Standard" style:list-style-name="L1">
      <style:text-properties style:text-position="0% 100%" style:font-name="Liberation Serif" officeooo:rsid="00227004" officeooo:paragraph-rsid="002460a1" style:font-name-asian="SimSun" style:font-name-complex="Mangal"/>
    </style:style>
    <style:style style:name="P11" style:family="paragraph" style:parent-style-name="Standard" style:list-style-name="L1">
      <style:text-properties style:text-position="0% 100%" style:font-name="Liberation Serif" officeooo:rsid="002460a1" officeooo:paragraph-rsid="002460a1" style:font-name-asian="SimSun" style:font-name-complex="Mangal"/>
    </style:style>
    <style:style style:name="P12" style:family="paragraph" style:parent-style-name="Standard" style:list-style-name="L1">
      <style:text-properties style:text-position="0% 100%" style:font-name="Liberation Serif" officeooo:rsid="00248fad" officeooo:paragraph-rsid="00248fad" style:font-name-asian="SimSun" style:font-name-complex="Mangal"/>
    </style:style>
    <style:style style:name="P13" style:family="paragraph" style:parent-style-name="Standard" style:list-style-name="">
      <style:text-properties style:text-position="0% 100%" style:font-name="Liberation Serif" officeooo:rsid="00248fad" officeooo:paragraph-rsid="00248fad" style:font-name-asian="SimSun" style:font-name-complex="Mangal"/>
    </style:style>
    <style:style style:name="P14" style:family="paragraph" style:parent-style-name="Standard" style:list-style-name="L1">
      <style:text-properties style:text-position="0% 100%" style:font-name="Liberation Serif" officeooo:rsid="00264a8d" officeooo:paragraph-rsid="00264a8d" style:font-name-asian="SimSun" style:font-name-complex="Mangal"/>
    </style:style>
    <style:style style:name="P15" style:family="paragraph" style:parent-style-name="Standard" style:list-style-name="L1">
      <style:paragraph-properties fo:break-before="page"/>
      <style:text-properties style:font-name="Liberation Serif" officeooo:rsid="001d75e8" officeooo:paragraph-rsid="001d75e8" style:font-name-asian="SimSun" style:font-name-complex="Mangal"/>
    </style:style>
    <style:style style:name="P16" style:family="paragraph" style:parent-style-name="Standard" style:list-style-name="L1">
      <style:paragraph-properties fo:break-before="page"/>
      <style:text-properties style:text-position="0% 100%" style:font-name="Liberation Serif" officeooo:rsid="00248fad" officeooo:paragraph-rsid="00248fad" style:font-name-asian="SimSun" style:font-name-complex="Mangal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style:font-name-asian="SimSun" style:font-name-complex="Mang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8" style:family="text">
      <style:text-properties style:font-name="Liberation Serif" style:font-name-asian="SimSun" style:font-name-complex="Mangal"/>
    </style:style>
    <style:style style:name="T9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0" style:family="text">
      <style:text-properties officeooo:rsid="0027309d"/>
    </style:style>
    <style:style style:name="T11" style:family="text">
      <style:text-properties officeooo:rsid="0028efd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raisonnement par récurrence</text:p>
      <text:p text:style-name="P2"/>
      <text:list xml:id="list1700142030544373388" text:style-name="L1">
        <text:list-item>
          <text:p text:style-name="P5">On considère une propriété <text:span text:style-name="T4">P</text:span>(<text:span text:style-name="T4">n</text:span>) fonction d’un entier naturel <text:span text:style-name="T4">n</text:span> que l’on veut démontrer.</text:p>
          <text:p text:style-name="P5">Exemples :</text:p>
          <text:list>
            <text:list-item>
              <text:p text:style-name="P5"><draw:frame draw:style-name="fr1" draw:name="Objet1" text:anchor-type="as-char" svg:y="-0.637cm" svg:width="5.3cm" svg:height="1.014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5"><draw:frame draw:style-name="fr1" draw:name="Objet2" text:anchor-type="as-char" svg:y="-0.681cm" svg:width="7.562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5"><draw:frame draw:style-name="fr1" draw:name="Objet3" text:anchor-type="as-char" svg:y="-0.437cm" svg:width="5.09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  <text:p text:style-name="P5"/>
          <text:p text:style-name="P5">Définition :</text:p>
          <text:list text:continue-numbering="true">
            <text:list-header>
              <text:p text:style-name="P5">Une propriété <text:span text:style-name="T4">P</text:span>(<text:span text:style-name="T4">n</text:span>) est <text:span text:style-name="T5">héréditaire</text:span> à partir d’un entier <text:span text:style-name="T4">n</text:span><text:span text:style-name="T2">0</text:span> lorsque, </text:p>
              <text:p text:style-name="P5">pour tout <text:span text:style-name="T4">n</text:span><text:span text:style-name="T6">≥</text:span><text:span text:style-name="T7">n</text:span><text:span text:style-name="T3">0</text:span><text:span text:style-name="T8"> , si </text:span><text:span text:style-name="T9">P</text:span><text:span text:style-name="T8">(</text:span><text:span text:style-name="T9">n</text:span><text:span text:style-name="T8">) est vraie alors </text:span><text:span text:style-name="T9">P</text:span><text:span text:style-name="T8">(</text:span><text:span text:style-name="T9">n</text:span><text:span text:style-name="T8">+1) est vraie.</text:span></text:p>
            </text:list-header>
          </text:list>
          <text:p text:style-name="P6"/>
          <text:p text:style-name="P7">Exercice : Les 3 propriétés vues en exemples sont-elles héréditaires ?</text:p>
          <text:list text:continue-numbering="true">
            <text:list-item>
              <text:p text:style-name="P7"><draw:frame draw:style-name="fr1" draw:name="Objet4" text:anchor-type="as-char" svg:y="-0.637cm" svg:width="8.789cm" svg:height="1.014cm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list>
                <text:list-header>
                  <text:p text:style-name="P7"><draw:frame draw:style-name="fr1" draw:name="Objet5" text:anchor-type="as-char" svg:y="-2.88cm" svg:width="8.174cm" svg:height="5.629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</text:list-item>
            <text:list-item>
              <text:p text:style-name="P7"><draw:frame draw:style-name="fr1" draw:name="Objet6" text:anchor-type="as-char" svg:y="-0.681cm" svg:width="11.051cm" svg:height="1.058cm" draw:z-index="5"><draw:object xlink:href="./Object 6" xlink:type="simple" xlink:show="embed" xlink:actuate="onLoad"/><draw:image xlink:href="./ObjectReplacements/Object 6" xlink:type="simple" xlink:show="embed" xlink:actuate="onLoad"/></draw:frame></text:p>
              <text:list>
                <text:list-header>
                  <text:p text:style-name="P7"><draw:frame draw:style-name="fr1" draw:name="Objet7" text:anchor-type="as-char" svg:y="-3.522cm" svg:width="10.49cm" svg:height="6.911cm" draw:z-index="6"><draw:object xlink:href="./Object 7" xlink:type="simple" xlink:show="embed" xlink:actuate="onLoad"/><draw:image xlink:href="./ObjectReplacements/Object 7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4"/>
      <text:list xml:id="list144007644550398" text:continue-numbering="true" text:style-name="L1">
        <text:list-item>
          <text:list>
            <text:list-item>
              <text:p text:style-name="P15"><draw:frame draw:style-name="fr1" draw:name="Objet8" text:anchor-type="as-char" svg:y="-0.591cm" svg:width="5.144cm" svg:height="1.032cm" draw:z-index="7"><draw:object xlink:href="./Object 8" xlink:type="simple" xlink:show="embed" xlink:actuate="onLoad"/><draw:image xlink:href="./ObjectReplacements/Object 8" xlink:type="simple" xlink:show="embed" xlink:actuate="onLoad"/></draw:frame></text:p>
              <text:list>
                <text:list-header>
                  <text:p text:style-name="P7"><draw:frame draw:style-name="fr1" draw:name="Objet9" text:anchor-type="as-char" svg:y="-2.191cm" svg:width="5.837cm" svg:height="4.247cm" draw:z-index="8"><draw:object xlink:href="./Object 9" xlink:type="simple" xlink:show="embed" xlink:actuate="onLoad"/><draw:image xlink:href="./ObjectReplacements/Object 9" xlink:type="simple" xlink:show="embed" xlink:actuate="onLoad"/></draw:frame></text:p>
                </text:list-header>
              </text:list>
            </text:list-item>
          </text:list>
          <text:p text:style-name="P7"/>
          <text:p text:style-name="P8"/>
          <text:p text:style-name="P8">Axiome (théorie non démontrable) :</text:p>
          <text:list text:continue-numbering="true">
            <text:list-header>
              <text:p text:style-name="P8">Si une propriété est héréditaire à partir d’un entier <text:span text:style-name="T4">n</text:span><text:span text:style-name="T2">0</text:span> et qu’elle est vraie pour cet entier <text:span text:style-name="T4">n</text:span><text:span text:style-name="T2">0</text:span> alors elle est vraie pour tous les entiers à partir de <text:span text:style-name="T4">n</text:span><text:span text:style-name="T2">0</text:span></text:p>
            </text:list-header>
          </text:list>
          <text:p text:style-name="P9"/>
          <text:list text:continue-numbering="true">
            <text:list-item>
              <text:p text:style-name="P10"><draw:frame draw:style-name="fr2" draw:name="Objet10" text:anchor-type="as-char" svg:y="-0.637cm" svg:width="5.3cm" svg:height="1.014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11">On la démontre par récurrence :</text:p>
              <text:list>
                <text:list-item>
                  <text:p text:style-name="P11">On a démontré qu’elle est héréditaire</text:p>
                </text:list-item>
                <text:list-item>
                  <text:p text:style-name="P11">On l’initialise à <text:span text:style-name="T4">n</text:span>=1 :</text:p>
                  <text:p text:style-name="P11"><draw:frame draw:style-name="fr2" draw:name="Objet11" text:anchor-type="as-char" svg:y="-1.314cm" svg:width="11.314cm" svg:height="2.494cm" draw:z-index="10"><draw:object xlink:href="./Object 11" xlink:type="simple" xlink:show="embed" xlink:actuate="onLoad"/><draw:image xlink:href="./ObjectReplacements/Object 11" xlink:type="simple" xlink:show="embed" xlink:actuate="onLoad"/></draw:frame></text:p>
                </text:list-item>
              </text:list>
              <text:p text:style-name="P11"/>
            </text:list-item>
            <text:list-item>
              <text:p text:style-name="P11"><draw:frame draw:style-name="fr2" draw:name="Objet12" text:anchor-type="as-char" svg:y="-0.681cm" svg:width="7.456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12">On la démontre par récurrence sur<draw:frame draw:style-name="fr2" draw:name="Objet13" text:anchor-type="as-char" svg:y="-0.377cm" svg:width="1.087cm" svg:height="0.467cm" draw:z-index="12"><draw:object xlink:href="./Object 13" xlink:type="simple" xlink:show="embed" xlink:actuate="onLoad"/><draw:image xlink:href="./ObjectReplacements/Object 13" xlink:type="simple" xlink:show="embed" xlink:actuate="onLoad"/></draw:frame> :</text:p>
              <text:list>
                <text:list-item>
                  <text:p text:style-name="P12">On a démontré qu’elle était héréditaire</text:p>
                </text:list-item>
                <text:list-item>
                  <text:p text:style-name="P12">On l’initialise à <text:span text:style-name="T4">n</text:span>=0 :</text:p>
                  <text:p text:style-name="P12"><draw:frame draw:style-name="fr2" draw:name="Objet14" text:anchor-type="as-char" svg:y="-2.088cm" svg:width="10.495cm" svg:height="4.045cm" draw:z-index="13"><draw:object xlink:href="./Object 14" xlink:type="simple" xlink:show="embed" xlink:actuate="onLoad"/><draw:image xlink:href="./ObjectReplacements/Object 14" xlink:type="simple" xlink:show="embed" xlink:actuate="onLoad"/></draw:frame></text:p>
                </text:list-item>
              </text:list>
              <text:p text:style-name="P12"/>
            </text:list-item>
          </text:list>
        </text:list-item>
      </text:list>
      <text:p text:style-name="P13"/>
      <text:list xml:id="list144007872514398" text:continue-numbering="true" text:style-name="L1">
        <text:list-item>
          <text:list>
            <text:list-item>
              <text:p text:style-name="P16"><draw:frame draw:style-name="fr2" draw:name="Objet15" text:anchor-type="as-char" svg:y="-0.437cm" svg:width="5.144cm" svg:height="0.543cm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14">On essaye de la démontrer par récurrence :</text:p>
              <text:list>
                <text:list-item>
                  <text:p text:style-name="P14">On a démontré qu’elle était héréditaire</text:p>
                </text:list-item>
                <text:list-item>
                  <text:p text:style-name="P14">On essaye de l’initialiser à <text:span text:style-name="T4">n</text:span>=0</text:p>
                  <text:p text:style-name="P14"><draw:frame draw:style-name="fr2" draw:name="Objet16" text:anchor-type="as-char" svg:y="-0.827cm" svg:width="4.639cm" svg:height="1.505cm" draw:z-index="15"><draw:object xlink:href="./Object 16" xlink:type="simple" xlink:show="embed" xlink:actuate="onLoad"/><draw:image xlink:href="./ObjectReplacements/Object 16" xlink:type="simple" xlink:show="embed" xlink:actuate="onLoad"/></draw:frame></text:p>
                  <text:p text:style-name="P14">On essaye à <text:span text:style-name="T4">n</text:span>=1</text:p>
                  <text:p text:style-name="P14"><draw:frame draw:style-name="fr2" draw:name="Objet17" text:anchor-type="as-char" svg:y="-0.827cm" svg:width="4.528cm" svg:height="1.505cm" draw:z-index="16"><draw:object xlink:href="./Object 17" xlink:type="simple" xlink:show="embed" xlink:actuate="onLoad"/><draw:image xlink:href="./ObjectReplacements/Object 17" xlink:type="simple" xlink:show="embed" xlink:actuate="onLoad"/></draw:frame></text:p>
                  <text:p text:style-name="P14">Je n’arrive pas à l’initialiser, <text:span text:style-name="T10">donc</text:span> je ne sais pas démontrer qu’elle est vrai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c018" officeooo:paragraph-rsid="001bc018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<text:tab/><text:tab/>Le raisonnement par récurrence</text:p>
      </style:header>
      <style:footer>
        <text:p text:style-name="Footer"><text:tab/><text:span text:style-name="MT1"><text:page-number text:select-page="current">1</text:page-number></text:span>/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20:47.052000000</meta:creation-date>
    <dc:date>2018-09-17T14:40:07.152000000</dc:date>
    <meta:editing-duration>PT17M57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17" meta:page-count="3" meta:paragraph-count="45" meta:word-count="212" meta:character-count="1010" meta:non-whitespace-character-count="85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n</mi>
        </mrow>
        <mo fence="true" stretchy="false">)</mo>
      </mrow>
      <mi mathvariant="normal">:</mi>
      <mrow>
        <mrow>
          <mn>1</mn>
          <mo stretchy="false">+</mo>
          <mn>2</mn>
          <mo stretchy="false">+</mo>
          <mn>3</mn>
          <mo stretchy="false">+</mo>
          <mn>...</mn>
          <mo stretchy="false">+</mo>
          <mi>n</mi>
        </mrow>
        <mo stretchy="false">=</mo>
        <mfrac>
          <mrow>
            <mi>n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</mrow>
    </mrow>
    <annotation encoding="StarMath 5.0">P( n ) : 1 + 2 + 3 + ... + n = { n (n+1) } over 2</annotation>
  </semantics>
</math>
</file>

<file path=Object 10/content.xml><?xml version="1.0" encoding="utf-8"?>
<math xmlns="http://www.w3.org/1998/Math/MathML" display="block">
  <semantics>
    <mrow>
      <mi>P</mi>
      <mrow>
        <mo fence="true" stretchy="false">(</mo>
        <mrow>
          <mi>n</mi>
        </mrow>
        <mo fence="true" stretchy="false">)</mo>
      </mrow>
      <mi mathvariant="normal">:</mi>
      <mrow>
        <mrow>
          <mn>1</mn>
          <mo stretchy="false">+</mo>
          <mn>2</mn>
          <mo stretchy="false">+</mo>
          <mn>3</mn>
          <mo stretchy="false">+</mo>
          <mn>...</mn>
          <mo stretchy="false">+</mo>
          <mi>n</mi>
        </mrow>
        <mo stretchy="false">=</mo>
        <mfrac>
          <mrow>
            <mi>n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</mrow>
    </mrow>
    <annotation encoding="StarMath 5.0">P( n ) : 1 + 2 + 3 + ...  + n = { n(n+1) } over 2</annotation>
  </semantics>
</math>
</file>

<file path=Object 11/content.xml><?xml version="1.0" encoding="utf-8"?>
<math xmlns="http://www.w3.org/1998/Math/MathML" display="block">
  <semantics>
    <mtable>
      <mtr>
        <mtd>
          <mrow>
            <mtext>    </mtext>
            <mrow>
              <mn>1</mn>
              <mo stretchy="false">=</mo>
              <mfrac>
                <mrow>
                  <mn>1</mn>
                  <mrow>
                    <mo fence="true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  <mtr>
        <mtd>
          <mrow>
            <mtext/>
            <mo stretchy="false">⇔</mo>
            <mrow>
              <mn>1</mn>
              <mo stretchy="false">=</mo>
              <mn>1</mn>
            </mrow>
          </mrow>
        </mtd>
      </mtr>
      <mtr>
        <mtd>
          <mtext>   VRAI</mtext>
        </mtd>
      </mtr>
      <mtr>
        <mtd>
          <mrow>
            <mtext>donc la propriété </mtext>
            <mi>P</mi>
            <mrow>
              <mo fence="true" stretchy="false">(</mo>
              <mrow>
                <mi>n</mi>
              </mrow>
              <mo fence="true" stretchy="false">)</mo>
            </mrow>
            <mtext> est vraie pour tous les entiers à partir de </mtext>
            <mn>1</mn>
          </mrow>
        </mtd>
      </mtr>
    </mtable>
    <annotation encoding="StarMath 5.0">"    " 1 = { 1 (1+1) } over 2  newline
"" dlrarrow 1 = 1  newline
"   VRAI"  newline
"donc la propriété " P( n ) " est vraie pour tous les entiers à partir de " 1</annotation>
  </semantics>
</math>
</file>

<file path=Object 12/content.xml><?xml version="1.0" encoding="utf-8"?>
<math xmlns="http://www.w3.org/1998/Math/MathML" display="block">
  <semantics>
    <mrow>
      <mi>Q</mi>
      <mrow>
        <mo fence="true" stretchy="false">(</mo>
        <mrow>
          <mi>n</mi>
        </mrow>
        <mo fence="true" stretchy="false">)</mo>
      </mrow>
      <mi mathvariant="normal">:</mi>
      <mrow>
        <mrow>
          <mn>1</mn>
          <mo stretchy="false">+</mo>
          <mi>q</mi>
          <mo stretchy="false">+</mo>
          <msup>
            <mi>q</mi>
            <mn>2</mn>
          </msup>
          <mo stretchy="false">+</mo>
          <mn>...</mn>
          <mo stretchy="false">+</mo>
          <msup>
            <mi>q</mi>
            <mi>n</mi>
          </msup>
        </mrow>
        <mo stretchy="false">=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text> pour </mtext>
      <mrow>
        <mi>q</mi>
        <mo stretchy="false">≠</mo>
        <mn>1</mn>
      </mrow>
    </mrow>
    <annotation encoding="StarMath 5.0">Q( n ) : 1 + q + q^2 + ... + q^n = { 1 - q^{n+1} } over { 1 - q } " pour " q &lt;&gt; 1</annotation>
  </semantics>
</math>
</file>

<file path=Object 13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14/content.xml><?xml version="1.0" encoding="utf-8"?>
<math xmlns="http://www.w3.org/1998/Math/MathML" display="block">
  <semantics>
    <mtable>
      <mtr>
        <mtd>
          <mrow>
            <mtext>    </mtext>
            <mrow>
              <mn>1</mn>
              <mo stretchy="false">=</mo>
              <mfrac>
                <mrow>
                  <mn>1</mn>
                  <mo stretchy="false">−</mo>
                  <msup>
                    <mi>q</mi>
                    <mrow>
                      <mn>0</mn>
                      <mo stretchy="false">+</mo>
                      <mn>1</mn>
                    </mrow>
                  </msup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</mrow>
        </mtd>
      </mtr>
      <mtr>
        <mtd>
          <mrow>
            <mtext/>
            <mo stretchy="false">⇔</mo>
            <mrow>
              <mn>1</mn>
              <mo stretchy="false">=</mo>
              <mfrac>
                <mrow>
                  <mn>1</mn>
                  <mo stretchy="false">−</mo>
                  <mi>q</mi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</mrow>
        </mtd>
      </mtr>
      <mtr>
        <mtd>
          <mrow>
            <mtext/>
            <mo stretchy="false">⇔</mo>
            <mrow>
              <mn>1</mn>
              <mo stretchy="false">=</mo>
              <mn>1</mn>
            </mrow>
          </mrow>
        </mtd>
      </mtr>
      <mtr>
        <mtd>
          <mrow>
            <mtext/>
            <mo stretchy="false">⇔</mo>
            <mrow>
              <mn>1</mn>
              <mo stretchy="false">=</mo>
              <mn>1</mn>
            </mrow>
          </mrow>
        </mtd>
      </mtr>
      <mtr>
        <mtd>
          <mtext>  VRAI</mtext>
        </mtd>
      </mtr>
      <mtr>
        <mtd>
          <mrow>
            <mtext>donc la propriété </mtext>
            <mi>Q</mi>
            <mrow>
              <mo fence="true" stretchy="false">(</mo>
              <mrow>
                <mi>n</mi>
              </mrow>
              <mo fence="true" stretchy="false">)</mo>
            </mrow>
            <mtext> est vraie pour les entiers à partir de 0</mtext>
          </mrow>
        </mtd>
      </mtr>
    </mtable>
    <annotation encoding="StarMath 5.0">"    " 1 = { 1 - q^{0+1} } over { 1 - q } " pour " q&lt;&gt;1  newline
"" dlrarrow 1 = { 1 - q } over { 1 - q } " pour " q&lt;&gt;1  newline
"" dlrarrow 1 = 1  newline
"" dlrarrow 1 = 1  newline
"  VRAI"  newline
"donc la propriété " Q( n ) " est vraie pour les entiers à partir de 0"</annotation>
  </semantics>
</math>
</file>

<file path=Object 15/content.xml><?xml version="1.0" encoding="utf-8"?>
<math xmlns="http://www.w3.org/1998/Math/MathML" display="block">
  <semantics>
    <mrow>
      <mi>R</mi>
      <mrow>
        <mo fence="true" stretchy="false">(</mo>
        <mrow>
          <mi>n</mi>
        </mrow>
        <mo fence="true" stretchy="false">)</mo>
      </mrow>
      <mi mathvariant="normal">:</mi>
      <msup>
        <mn>2</mn>
        <mi>n</mi>
      </msup>
      <mtext> est un multiple de </mtext>
      <mn>3</mn>
    </mrow>
    <annotation encoding="StarMath 5.0">R( n ) : 2^n " est un multiple de " 3</annotation>
  </semantics>
</math>
</file>

<file path=Object 16/content.xml><?xml version="1.0" encoding="utf-8"?>
<math xmlns="http://www.w3.org/1998/Math/MathML" display="block">
  <semantics>
    <mtable>
      <mtr>
        <mtd>
          <mrow>
            <mtext>     </mtext>
            <msup>
              <mn>2</mn>
              <mn>0</mn>
            </msup>
            <mtext> est un multiple de 3</mtext>
          </mrow>
        </mtd>
      </mtr>
      <mtr>
        <mtd>
          <mrow>
            <mtext/>
            <mo stretchy="false">⇔</mo>
            <mtext> 1 est un multiple de 3</mtext>
          </mrow>
        </mtd>
      </mtr>
      <mtr>
        <mtd>
          <mtext>  FAUX</mtext>
        </mtd>
      </mtr>
    </mtable>
    <annotation encoding="StarMath 5.0">"     " 2^0 " est un multiple de 3"  newline
"" dlrarrow " 1 est un multiple de 3"  newline
"  FAUX"</annotation>
  </semantics>
</math>
</file>

<file path=Object 17/content.xml><?xml version="1.0" encoding="utf-8"?>
<math xmlns="http://www.w3.org/1998/Math/MathML" display="block">
  <semantics>
    <mtable>
      <mtr>
        <mtd>
          <mrow>
            <mtext>    </mtext>
            <msup>
              <mn>2</mn>
              <mn>1</mn>
            </msup>
            <mtext> est un multiple de 3</mtext>
          </mrow>
        </mtd>
      </mtr>
      <mtr>
        <mtd>
          <mrow>
            <mtext/>
            <mo stretchy="false">⇔</mo>
            <mtext> 2 est un multiple de 3</mtext>
          </mrow>
        </mtd>
      </mtr>
      <mtr>
        <mtd>
          <mtext>  FAUX</mtext>
        </mtd>
      </mtr>
    </mtable>
    <annotation encoding="StarMath 5.0">"    " 2^1 " est un multiple de 3"  newline
"" dlrarrow " 2 est un multiple de 3"  newline
"  FAUX"</annotation>
  </semantics>
</math>
</file>

<file path=Object 2/content.xml><?xml version="1.0" encoding="utf-8"?>
<math xmlns="http://www.w3.org/1998/Math/MathML" display="block">
  <semantics>
    <mrow>
      <mi>Q</mi>
      <mrow>
        <mo fence="true" stretchy="false">(</mo>
        <mrow>
          <mi>n</mi>
        </mrow>
        <mo fence="true" stretchy="false">)</mo>
      </mrow>
      <mi mathvariant="normal">:</mi>
      <mrow>
        <mrow>
          <mn>1</mn>
          <mo stretchy="false">+</mo>
          <mi>q</mi>
          <mo stretchy="false">+</mo>
          <msup>
            <mi>q</mi>
            <mn>2</mn>
          </msup>
          <mo stretchy="false">+</mo>
          <mn>...</mn>
          <mo stretchy="false">+</mo>
          <msup>
            <mi>q</mi>
            <mi>n</mi>
          </msup>
        </mrow>
        <mo stretchy="false">=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text>  pour </mtext>
      <mrow>
        <mi>q</mi>
        <mo stretchy="false">≠</mo>
        <mn>1</mn>
      </mrow>
    </mrow>
    <annotation encoding="StarMath 5.0">Q( n ) : 1 + q + q^2 + ... + q^n = { 1 - q^{n+1} } over { 1 - q } "  pour " q &lt;&gt; 1</annotation>
  </semantics>
</math>
</file>

<file path=Object 3/content.xml><?xml version="1.0" encoding="utf-8"?>
<math xmlns="http://www.w3.org/1998/Math/MathML" display="block">
  <semantics>
    <mrow>
      <mi>R</mi>
      <mrow>
        <mo fence="true" stretchy="false">(</mo>
        <mrow>
          <mi>n</mi>
        </mrow>
        <mo fence="true" stretchy="false">)</mo>
      </mrow>
      <mi mathvariant="normal">:</mi>
      <msup>
        <mn>2</mn>
        <mi>n</mi>
      </msup>
      <mtext> est un multiple de 3</mtext>
    </mrow>
    <annotation encoding="StarMath 5.0">R( n ) : 2^n " est un multiple de 3"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i>n</mi>
        </mrow>
        <mo fence="true" stretchy="false">)</mo>
      </mrow>
      <mi mathvariant="normal">:</mi>
      <mrow>
        <mrow>
          <mn>1</mn>
          <mo stretchy="false">+</mo>
          <mn>2</mn>
          <mo stretchy="false">+</mo>
          <mn>3</mn>
          <mo stretchy="false">+</mo>
          <mn>...</mn>
          <mo stretchy="false">+</mo>
          <mi>n</mi>
        </mrow>
        <mo stretchy="false">=</mo>
        <mfrac>
          <mrow>
            <mi>n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</mrow>
      <mtext> est-elle héréditaire?</mtext>
    </mrow>
    <annotation encoding="StarMath 5.0">P( n ) : 1 + 2 + 3 + ... + n = { n (n+1) } over 2 " est-elle héréditaire?"</annotation>
  </semantics>
</math>
</file>

<file path=Object 5/content.xml><?xml version="1.0" encoding="utf-8"?>
<math xmlns="http://www.w3.org/1998/Math/MathML" display="block">
  <semantics>
    <mtable>
      <mtr>
        <mtd>
          <mrow>
            <mtext>Si </mtext>
            <mi>P</mi>
            <mrow>
              <mo fence="true" stretchy="false">(</mo>
              <mrow>
                <mi>n</mi>
              </mrow>
              <mo fence="true" stretchy="false">)</mo>
            </mrow>
            <mtext> est vraie alors </mtext>
          </mrow>
        </mtd>
      </mtr>
      <mtr>
        <mtd>
          <mrow>
            <mtext/>
            <mrow>
              <mrow>
                <mn>1</mn>
                <mo stretchy="false">+</mo>
                <mn>2</mn>
                <mo stretchy="false">+</mo>
                <mn>3</mn>
                <mo stretchy="false">+</mo>
                <mn>...</mn>
                <mo stretchy="false">+</mo>
                <mi>n</mi>
              </mrow>
              <mo stretchy="false">=</mo>
              <mfrac>
                <mrow>
                  <mi>n</mi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n>2</mn>
                <mo stretchy="false">+</mo>
                <mn>3</mn>
                <mo stretchy="false">+</mo>
                <mn>...</mn>
                <mo stretchy="false">+</mo>
                <mi>n</mi>
                <mo stretchy="false">+</mo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i>n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n>2</mn>
                <mo stretchy="false">+</mo>
                <mn>3</mn>
                <mo stretchy="false">+</mo>
                <mn>...</mn>
                <mo stretchy="false">+</mo>
                <mi>n</mi>
                <mo stretchy="false">+</mo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frac>
                <mrow>
                  <mi>n</mi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n>2</mn>
                <mo stretchy="false">+</mo>
                <mn>3</mn>
                <mo stretchy="false">+</mo>
                <mn>...</mn>
                <mo stretchy="false">+</mo>
                <mi>n</mi>
                <mo stretchy="false">+</mo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n</mi>
                        <mo stretchy="false">+</mo>
                        <mn>2</mn>
                      </mrow>
                    </mrow>
                    <mo fence="true" stretchy="false">)</mo>
                  </mrow>
                </mrow>
                <mn>2</mn>
              </mfrac>
            </mrow>
            <mtext> alors</mtext>
          </mrow>
        </mtd>
      </mtr>
      <mtr>
        <mtd>
          <mrow>
            <mtext/>
            <mi>P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 est vraie</mtext>
          </mrow>
        </mtd>
      </mtr>
      <mtr>
        <mtd>
          <mrow>
            <mtext>La propriété </mtext>
            <mi>P</mi>
            <mrow>
              <mo fence="true" stretchy="false">(</mo>
              <mrow>
                <mi>n</mi>
              </mrow>
              <mo fence="true" stretchy="false">)</mo>
            </mrow>
            <mtext> est héréditaire</mtext>
          </mrow>
        </mtd>
      </mtr>
    </mtable>
    <annotation encoding="StarMath 5.0">"Si " P( n ) " est vraie alors " newline
"" 1 + 2 + 3 + ... + n = { n(n+1) } over 2 " alors"  newline
"" 1 + 2 + 3 + ... + n + (n+1) = { n(n+1) } over 2 + ( n + 1 ) " alors"  newline
"" 1 + 2 + 3 + ... + n + (n+1) = { n(n+1) + 2(n+1) } over 2 " alors"  newline
"" 1 + 2 + 3 + ... + n + (n+1) = { (n+1)(n+2) } over 2 " alors"  newline
"" P( n+1 ) " est vraie"  newline
"La propriété " P( n ) " est héréditaire"</annotation>
  </semantics>
</math>
</file>

<file path=Object 6/content.xml><?xml version="1.0" encoding="utf-8"?>
<math xmlns="http://www.w3.org/1998/Math/MathML" display="block">
  <semantics>
    <mrow>
      <mi>Q</mi>
      <mrow>
        <mo fence="true" stretchy="false">(</mo>
        <mrow>
          <mi>n</mi>
        </mrow>
        <mo fence="true" stretchy="false">)</mo>
      </mrow>
      <mi mathvariant="normal">:</mi>
      <mrow>
        <mrow>
          <mn>1</mn>
          <mo stretchy="false">+</mo>
          <mi>q</mi>
          <mo stretchy="false">+</mo>
          <msup>
            <mi>q</mi>
            <mn>2</mn>
          </msup>
          <mo stretchy="false">+</mo>
          <mn>...</mn>
          <mo stretchy="false">+</mo>
          <msup>
            <mi>q</mi>
            <mi>n</mi>
          </msup>
        </mrow>
        <mo stretchy="false">=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text> pour </mtext>
      <mrow>
        <mi>q</mi>
        <mo stretchy="false">≠</mo>
        <mn>1</mn>
      </mrow>
      <mtext>  est-elle héréditaire?</mtext>
    </mrow>
    <annotation encoding="StarMath 5.0">Q( n ) : 1 + q + q^2 + ... + q^n = { 1 - q^{n+1} } over { 1 - q } " pour " q &lt;&gt; 1 "  est-elle héréditaire?"</annotation>
  </semantics>
</math>
</file>

<file path=Object 7/content.xml><?xml version="1.0" encoding="utf-8"?>
<math xmlns="http://www.w3.org/1998/Math/MathML" display="block">
  <semantics>
    <mtable>
      <mtr>
        <mtd>
          <mrow>
            <mtext>Si </mtext>
            <mi>Q</mi>
            <mrow>
              <mo fence="true" stretchy="false">(</mo>
              <mrow>
                <mi>n</mi>
              </mrow>
              <mo fence="true" stretchy="false">)</mo>
            </mrow>
            <mtext> est vraie alors</mtext>
          </mrow>
        </mtd>
      </mtr>
      <mtr>
        <mtd>
          <mrow>
            <mtext/>
            <mrow>
              <mrow>
                <mn>1</mn>
                <mo stretchy="false">+</mo>
                <mi>q</mi>
                <mo stretchy="false">+</mo>
                <msup>
                  <mi>q</mi>
                  <mn>2</mn>
                </msup>
                <mo stretchy="false">+</mo>
                <mn>...</mn>
                <mo stretchy="false">+</mo>
                <msup>
                  <mi>q</mi>
                  <mi>n</mi>
                </msup>
              </mrow>
              <mo stretchy="false">=</mo>
              <mfrac>
                <mrow>
                  <mn>1</mn>
                  <mo stretchy="false">−</mo>
                  <msup>
                    <mi>q</mi>
                    <mrow>
                      <mi>n</mi>
                      <mo stretchy="false">+</mo>
                      <mn>1</mn>
                    </mrow>
                  </msup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i>q</mi>
                <mo stretchy="false">+</mo>
                <msup>
                  <mi>q</mi>
                  <mn>2</mn>
                </msup>
                <mo stretchy="false">+</mo>
                <mn>...</mn>
                <mo stretchy="false">+</mo>
                <msup>
                  <mi>q</mi>
                  <mi>n</mi>
                </msup>
                <mo stretchy="false">+</mo>
                <msup>
                  <mi>q</mi>
                  <mrow>
                    <mi>n</mi>
                    <mo stretchy="false">+</mo>
                    <mn>1</mn>
                  </mrow>
                </msup>
              </mrow>
              <mo stretchy="false">=</mo>
              <mrow>
                <mfrac>
                  <mrow>
                    <mn>1</mn>
                    <mo stretchy="false">−</mo>
                    <msup>
                      <mi>q</mi>
                      <mrow>
                        <mi>n</mi>
                        <mo stretchy="false">+</mo>
                        <mn>1</mn>
                      </mrow>
                    </msup>
                  </mrow>
                  <mrow>
                    <mn>1</mn>
                    <mo stretchy="false">−</mo>
                    <mi>q</mi>
                  </mrow>
                </mfrac>
                <mo stretchy="false">+</mo>
                <msup>
                  <mi>q</mi>
                  <mrow>
                    <mi>n</mi>
                    <mo stretchy="false">+</mo>
                    <mn>1</mn>
                  </mrow>
                </msup>
              </mrow>
            </mrow>
            <mtext> pour </mtext>
            <mrow>
              <mi>q</mi>
              <mo stretchy="false">≠</mo>
              <mn>1</mn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i>q</mi>
                <mo stretchy="false">+</mo>
                <msup>
                  <mi>q</mi>
                  <mn>2</mn>
                </msup>
                <mo stretchy="false">+</mo>
                <mn>...</mn>
                <mo stretchy="false">+</mo>
                <msup>
                  <mi>q</mi>
                  <mi>n</mi>
                </msup>
                <mo stretchy="false">+</mo>
                <msup>
                  <mi>q</mi>
                  <mrow>
                    <mi>n</mi>
                    <mo stretchy="false">+</mo>
                    <mn>1</mn>
                  </mrow>
                </msup>
              </mrow>
              <mo stretchy="false">=</mo>
              <mfrac>
                <mrow>
                  <mrow>
                    <mn>1</mn>
                    <mo stretchy="false">−</mo>
                    <msup>
                      <mi>q</mi>
                      <mrow>
                        <mi>n</mi>
                        <mo stretchy="false">+</mo>
                        <mn>1</mn>
                      </mrow>
                    </msup>
                    <mo stretchy="false">+</mo>
                    <msup>
                      <mi>q</mi>
                      <mrow>
                        <mi>n</mi>
                        <mo stretchy="false">+</mo>
                        <mn>1</mn>
                      </mrow>
                    </msup>
                  </mrow>
                  <mrow>
                    <mo fence="true" stretchy="false">(</mo>
                    <mrow>
                      <mrow>
                        <mn>1</mn>
                        <mo stretchy="false">−</mo>
                        <mi>q</mi>
                      </mrow>
                    </mrow>
                    <mo fence="true" stretchy="false">)</mo>
                  </mrow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i>q</mi>
                <mo stretchy="false">+</mo>
                <msup>
                  <mi>q</mi>
                  <mn>2</mn>
                </msup>
                <mo stretchy="false">+</mo>
                <mn>...</mn>
                <mo stretchy="false">+</mo>
                <msup>
                  <mi>q</mi>
                  <mi>n</mi>
                </msup>
                <mo stretchy="false">+</mo>
                <msup>
                  <mi>q</mi>
                  <mrow>
                    <mi>n</mi>
                    <mo stretchy="false">+</mo>
                    <mn>1</mn>
                  </mrow>
                </msup>
              </mrow>
              <mo stretchy="false">=</mo>
              <mfrac>
                <mrow>
                  <mn>1</mn>
                  <mo stretchy="false">−</mo>
                  <msup>
                    <mi>q</mi>
                    <mrow>
                      <mi>n</mi>
                      <mo stretchy="false">+</mo>
                      <mn>1</mn>
                    </mrow>
                  </msup>
                  <mo stretchy="false">+</mo>
                  <msup>
                    <mi>q</mi>
                    <mrow>
                      <mi>n</mi>
                      <mo stretchy="false">+</mo>
                      <mn>1</mn>
                    </mrow>
                  </msup>
                  <mo stretchy="false">−</mo>
                  <msup>
                    <mi>q</mi>
                    <mrow>
                      <mi>n</mi>
                      <mo stretchy="false">+</mo>
                      <mn>2</mn>
                    </mrow>
                  </msup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  <mtext> alors</mtext>
          </mrow>
        </mtd>
      </mtr>
      <mtr>
        <mtd>
          <mrow>
            <mtext/>
            <mrow>
              <mrow>
                <mn>1</mn>
                <mo stretchy="false">+</mo>
                <mi>q</mi>
                <mo stretchy="false">+</mo>
                <msup>
                  <mi>q</mi>
                  <mn>2</mn>
                </msup>
                <mo stretchy="false">+</mo>
                <mn>...</mn>
                <mo stretchy="false">+</mo>
                <msup>
                  <mi>q</mi>
                  <mi>n</mi>
                </msup>
                <mo stretchy="false">+</mo>
                <msup>
                  <mi>q</mi>
                  <mrow>
                    <mi>n</mi>
                    <mo stretchy="false">+</mo>
                    <mn>1</mn>
                  </mrow>
                </msup>
              </mrow>
              <mo stretchy="false">=</mo>
              <mfrac>
                <mrow>
                  <mn>1</mn>
                  <mo stretchy="false">−</mo>
                  <msup>
                    <mi>q</mi>
                    <mrow>
                      <mi>n</mi>
                      <mo stretchy="false">+</mo>
                      <mn>2</mn>
                    </mrow>
                  </msup>
                </mrow>
                <mrow>
                  <mn>1</mn>
                  <mo stretchy="false">−</mo>
                  <mi>q</mi>
                </mrow>
              </mfrac>
            </mrow>
            <mtext> pour </mtext>
            <mrow>
              <mi>q</mi>
              <mo stretchy="false">≠</mo>
              <mn>1</mn>
            </mrow>
            <mtext> alors</mtext>
          </mrow>
        </mtd>
      </mtr>
      <mtr>
        <mtd>
          <mrow>
            <mtext/>
            <mi>Q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 est vraie</mtext>
          </mrow>
        </mtd>
      </mtr>
      <mtr>
        <mtd>
          <mrow>
            <mtext>La propriété </mtext>
            <mi>Q</mi>
            <mrow>
              <mo fence="true" stretchy="false">(</mo>
              <mrow>
                <mi>n</mi>
              </mrow>
              <mo fence="true" stretchy="false">)</mo>
            </mrow>
            <mtext> est héréditaire</mtext>
          </mrow>
        </mtd>
      </mtr>
    </mtable>
    <annotation encoding="StarMath 5.0">"Si " Q( n ) " est vraie alors"  newline
"" 1 + q + q^2 + ... + q^n = { 1 - q^{n+1} } over { 1 - q } " pour " q&lt;&gt;1 " alors"  newline
"" 1 + q + q^2 + ... + q^n + q^{n+1} = { 1 - q^{n+1} } over { 1 - q } + q^{n+1} " pour " q&lt;&gt;1 " alors" newline
"" 1 + q + q^2 + ... + q^n + q^{n+1} = { 1 - q^{n+1} + q^{n+1} (1-q) } over { 1 - q } " pour " q &lt;&gt; 1 " alors"  newline
"" 1 + q + q^2 + ... + q^n + q^{n+1} = { 1 - q^{n+1} + q^{n+1} - q^{n+2} } over { 1 - q } " pour " q &lt;&gt; 1 " alors"  newline
"" 1 + q + q^2 + ... + q^n + q^{n+1} = { 1 - q^{n+2} } over { 1 - q } " pour " q &lt;&gt; 1 " alors"  newline
"" Q( n+1 ) " est vraie"  newline
"La propriété " Q( n ) " est héréditaire"</annotation>
  </semantics>
</math>
</file>

<file path=Object 8/content.xml><?xml version="1.0" encoding="utf-8"?>
<math xmlns="http://www.w3.org/1998/Math/MathML" display="block">
  <semantics>
    <mtable>
      <mtr>
        <mtd>
          <mrow>
            <mi>R</mi>
            <mrow>
              <mo fence="true" stretchy="false">(</mo>
              <mrow>
                <mi>n</mi>
              </mrow>
              <mo fence="true" stretchy="false">)</mo>
            </mrow>
            <mi mathvariant="normal">:</mi>
            <msup>
              <mn>2</mn>
              <mi>n</mi>
            </msup>
            <mtext> est un multiple de </mtext>
            <mn>3</mn>
          </mrow>
        </mtd>
      </mtr>
      <mtr>
        <mtd>
          <mtext>est-elle héréditaire?</mtext>
        </mtd>
      </mtr>
    </mtable>
    <annotation encoding="StarMath 5.0">R( n ) : 2^n " est un multiple de " 3  newline
"est-elle héréditaire?"</annotation>
  </semantics>
</math>
</file>

<file path=Object 9/content.xml><?xml version="1.0" encoding="utf-8"?>
<math xmlns="http://www.w3.org/1998/Math/MathML" display="block">
  <semantics>
    <mtable>
      <mtr>
        <mtd>
          <mrow>
            <mtext>Si </mtext>
            <mi>R</mi>
            <mrow>
              <mo fence="true" stretchy="false">(</mo>
              <mrow>
                <mi>n</mi>
              </mrow>
              <mo fence="true" stretchy="false">)</mo>
            </mrow>
            <mtext> est vraie alors</mtext>
          </mrow>
        </mtd>
      </mtr>
      <mtr>
        <mtd>
          <mrow>
            <mtext/>
            <msup>
              <mn>2</mn>
              <mi>n</mi>
            </msup>
            <mtext> est un multiple de </mtext>
            <mn>3</mn>
            <mtext>  alors</mtext>
          </mrow>
        </mtd>
      </mtr>
      <mtr>
        <mtd>
          <mrow>
            <mtext/>
            <mrow>
              <msup>
                <mn>2</mn>
                <mi>n</mi>
              </msup>
              <mo stretchy="false">=</mo>
              <mn>3</mn>
            </mrow>
            <mi>k</mi>
            <mtext> avec </mtext>
            <mrow>
              <mi>k</mi>
              <mo stretchy="false">∈</mo>
              <mi mathvariant="normal">ℕ</mi>
            </mrow>
            <mtext> alors</mtext>
          </mrow>
        </mtd>
      </mtr>
      <mtr>
        <mtd>
          <mrow>
            <mtext/>
            <mrow>
              <msup>
                <mn>2</mn>
                <mrow>
                  <mi>n</mi>
                  <mo stretchy="false">+</mo>
                  <mn>1</mn>
                </mrow>
              </msup>
              <mo stretchy="false">=</mo>
              <mn>6</mn>
            </mrow>
            <mi>k</mi>
            <mtext> avec </mtext>
            <mrow>
              <mi>k</mi>
              <mo stretchy="false">∈</mo>
              <mi mathvariant="normal">ℕ</mi>
            </mrow>
            <mtext> alors</mtext>
          </mrow>
        </mtd>
      </mtr>
      <mtr>
        <mtd>
          <mrow>
            <mtext/>
            <mrow>
              <msup>
                <mn>2</mn>
                <mrow>
                  <mi>n</mi>
                  <mo stretchy="false">+</mo>
                  <mn>1</mn>
                </mrow>
              </msup>
              <mo stretchy="false">=</mo>
              <mn>3</mn>
            </mrow>
            <mrow>
              <mo fence="true" stretchy="false">(</mo>
              <mrow>
                <mrow>
                  <mn>2</mn>
                  <mi>k</mi>
                </mrow>
              </mrow>
              <mo fence="true" stretchy="false">)</mo>
            </mrow>
            <mtext> avec </mtext>
            <mrow>
              <mi>k</mi>
              <mo stretchy="false">∈</mo>
              <mi mathvariant="normal">ℕ</mi>
            </mrow>
            <mtext> alors</mtext>
          </mrow>
        </mtd>
      </mtr>
      <mtr>
        <mtd>
          <mrow>
            <mtext/>
            <msup>
              <mn>2</mn>
              <mrow>
                <mi>n</mi>
                <mo stretchy="false">+</mo>
                <mn>1</mn>
              </mrow>
            </msup>
            <mtext> est un multiple de </mtext>
            <mn>3</mn>
            <mtext>  alors</mtext>
          </mrow>
        </mtd>
      </mtr>
      <mtr>
        <mtd>
          <mrow>
            <mtext/>
            <mi>R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 est vraie</mtext>
          </mrow>
        </mtd>
      </mtr>
      <mtr>
        <mtd>
          <mrow>
            <mtext>La propriété </mtext>
            <mi>R</mi>
            <mrow>
              <mo fence="true" stretchy="false">(</mo>
              <mrow>
                <mi>n</mi>
              </mrow>
              <mo fence="true" stretchy="false">)</mo>
            </mrow>
            <mtext> est héréditaire</mtext>
          </mrow>
        </mtd>
      </mtr>
    </mtable>
    <annotation encoding="StarMath 5.0">"Si " R( n ) " est vraie alors"  newline
"" 2^n " est un multiple de " 3 "  alors"  newline
"" 2^n = 3 k " avec " k in setN " alors"  newline
"" 2^{n+1} = 6 k " avec " k in setN " alors"  newline
"" 2^{n+1} = 3(2k) " avec " k in setN " alors"  newline
"" 2^{n+1} " est un multiple de " 3 "  alors"  newline
"" R(n+1) " est vraie"  newline
"La propriété " R( n ) " est héréditaire"</annotation>
  </semantics>
</math>
</file>